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994cm" fo:margin-left="-0.053cm" fo:margin-top="0cm" fo:margin-bottom="0cm" table:align="left"/>
    </style:style>
    <style:style style:name="Table1.A" style:family="table-column">
      <style:table-column-properties style:column-width="1.997cm"/>
    </style:style>
    <style:style style:name="Table1.B" style:family="table-column">
      <style:table-column-properties style:column-width="1.288cm"/>
    </style:style>
    <style:style style:name="Table1.C" style:family="table-column">
      <style:table-column-properties style:column-width="1.395cm"/>
    </style:style>
    <style:style style:name="Table1.E" style:family="table-column">
      <style:table-column-properties style:column-width="0.473cm"/>
    </style:style>
    <style:style style:name="Table1.F" style:family="table-column">
      <style:table-column-properties style:column-width="1.475cm"/>
    </style:style>
    <style:style style:name="Table1.H" style:family="table-column">
      <style:table-column-properties style:column-width="0.543cm"/>
    </style:style>
    <style:style style:name="Table1.I" style:family="table-column">
      <style:table-column-properties style:column-width="1.954cm"/>
    </style:style>
    <style:style style:name="Table1.1" style:family="table-row">
      <style:table-row-properties style:min-row-height="0.37cm" fo:keep-together="auto"/>
    </style:style>
    <style:style style:name="Table1.A1" style:family="table-cell">
      <style:table-cell-properties fo:background-color="#ffffff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Footnote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0" fo:font-size="10pt" style:font-size-asian="10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0" fo:font-size="10pt" officeooo:rsid="001cb032" officeooo:paragraph-rsid="001cb032" style:font-size-asian="10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0" fo:font-size="10pt" officeooo:rsid="001e9753" officeooo:paragraph-rsid="001e9753" style:font-size-asian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0" fo:font-size="10pt" fo:font-weight="bold" officeooo:rsid="001ed9f6" officeooo:paragraph-rsid="001ed9f6" style:font-size-asian="10pt" style:font-weight-asian="bold" style:font-weight-complex="bold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0" fo:font-size="10pt" fo:font-weight="bold" officeooo:rsid="001ed9f6" officeooo:paragraph-rsid="001ed9f6" style:font-size-asian="10pt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0" fo:font-size="9pt" officeooo:rsid="001cb032" officeooo:paragraph-rsid="001ed9f6" style:font-size-asian="9pt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9753" officeooo:paragraph-rsid="001e9753" style:font-weight-asian="bold" style:font-weight-complex="bold"/>
    </style:style>
    <style:style style:name="P11" style:family="paragraph" style:parent-style-name="Standard">
      <style:text-properties officeooo:paragraph-rsid="0023cff1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text-properties fo:font-size="11pt" officeooo:rsid="001ed9f6" officeooo:paragraph-rsid="001ed9f6" style:font-size-asian="11pt" style:font-size-complex="11pt"/>
    </style:style>
    <style:style style:name="P14" style:family="paragraph" style:parent-style-name="Standard">
      <style:text-properties fo:font-size="11pt" officeooo:rsid="002677c6" officeooo:paragraph-rsid="00286d15" style:font-size-asian="11pt" style:font-size-complex="11pt"/>
    </style:style>
    <style:style style:name="P15" style:family="paragraph" style:parent-style-name="Standard">
      <style:text-properties fo:font-size="11pt" officeooo:paragraph-rsid="002677c6" style:font-size-asian="11pt" style:font-size-complex="11pt"/>
    </style:style>
    <style:style style:name="P16" style:family="paragraph" style:parent-style-name="Standard">
      <style:text-properties fo:font-size="11pt" officeooo:paragraph-rsid="00286d15" style:font-size-asian="11pt" style:font-size-complex="11pt"/>
    </style:style>
    <style:style style:name="P17" style:family="paragraph" style:parent-style-name="Standard">
      <style:text-properties fo:font-size="11pt" officeooo:rsid="002c70c0" officeooo:paragraph-rsid="002c70c0" style:font-size-asian="11pt" style:font-size-complex="11pt"/>
    </style:style>
    <style:style style:name="P18" style:family="paragraph" style:parent-style-name="Footnote">
      <style:paragraph-properties fo:margin-left="0cm" fo:margin-right="0cm" fo:text-indent="0cm" style:auto-text-indent="false"/>
      <style:text-properties officeooo:rsid="002e23ec" officeooo:paragraph-rsid="002e23ec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text-properties fo:font-size="11pt" officeooo:rsid="0025ff1c" officeooo:paragraph-rsid="0025ff1c" style:font-size-asian="11pt" style:font-size-complex="11pt"/>
    </style:style>
    <style:style style:name="P21" style:family="paragraph" style:parent-style-name="Standard">
      <style:text-properties fo:font-size="11pt" officeooo:rsid="00213772" officeooo:paragraph-rsid="002677c6" style:font-size-asian="11pt" style:font-size-complex="11pt"/>
    </style:style>
    <style:style style:name="P22" style:family="paragraph" style:parent-style-name="Standard">
      <style:text-properties fo:font-size="11pt" officeooo:rsid="00213772" officeooo:paragraph-rsid="002c70c0" style:font-size-asian="11pt" style:font-size-complex="11pt"/>
    </style:style>
    <style:style style:name="P23" style:family="paragraph" style:parent-style-name="Standard">
      <style:text-properties fo:font-size="11pt" officeooo:rsid="00207074" officeooo:paragraph-rsid="002e23ec" style:font-size-asian="11pt" style:font-size-complex="11pt"/>
    </style:style>
    <style:style style:name="P24" style:family="paragraph" style:parent-style-name="Standard">
      <style:text-properties fo:font-size="11pt" officeooo:paragraph-rsid="00286d15" style:font-size-asian="11pt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0" fo:font-size="10pt" style:font-size-asian="10pt"/>
    </style:style>
    <style:style style:name="P26" style:family="paragraph" style:parent-style-name="Standard">
      <style:paragraph-properties>
        <style:tab-stops/>
      </style:paragraph-properties>
      <style:text-properties fo:color="#000000" style:font-name="0" fo:font-size="10pt" style:font-size-asian="10pt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0" fo:font-size="10pt" style:font-size-asian="10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0" fo:font-size="10pt" style:font-size-asian="10pt"/>
    </style:style>
    <style:style style:name="P29" style:family="paragraph" style:parent-style-name="Standard">
      <style:text-properties officeooo:paragraph-rsid="0023cff1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officeooo:rsid="002c70c0" style:font-weight-asian="bold" style:font-weight-complex="bold"/>
    </style:style>
    <style:style style:name="T2" style:family="text">
      <style:text-properties fo:font-weight="bold" style:font-weight-asian="bold" style:font-size-complex="9pt" style:font-weight-complex="bold"/>
    </style:style>
    <style:style style:name="T3" style:family="text">
      <style:text-properties fo:font-weight="bold" officeooo:rsid="001ed9f6" style:font-weight-asian="bold" style:font-size-complex="9pt" style:font-weight-complex="bold"/>
    </style:style>
    <style:style style:name="T4" style:family="text">
      <style:text-properties officeooo:rsid="00207074"/>
    </style:style>
    <style:style style:name="T5" style:family="text">
      <style:text-properties officeooo:rsid="00213772"/>
    </style:style>
    <style:style style:name="T6" style:family="text">
      <style:text-properties officeooo:rsid="0025ff1c"/>
    </style:style>
    <style:style style:name="T7" style:family="text">
      <style:text-properties fo:font-size="10pt" officeooo:rsid="001ed9f6" style:font-size-asian="10pt"/>
    </style:style>
    <style:style style:name="T8" style:family="text">
      <style:text-properties officeooo:rsid="00286d15"/>
    </style:style>
    <style:style style:name="T9" style:family="text">
      <style:text-properties officeooo:rsid="002c70c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ize-complex="9pt"/>
    </style:style>
    <style:style style:name="T12" style:family="text">
      <style:text-properties officeooo:rsid="001e9753" style:font-size-complex="9pt"/>
    </style:style>
    <style:style style:name="T13" style:family="text">
      <style:text-properties officeooo:rsid="001ed9f6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fant and Child Sex Ratios <text:span text:style-name="T4">across the </text:span>USA in 1860 <text:span text:style-name="T4">(Free Populations)</text:span><text:span text:style-name="T4"><text:note text:id="ftn1" text:note-class="footnote"><text:note-citation>1</text:note-citation><text:note-body><text:p text:style-name="P1"><text:s/>A part of “Infant Sex Ratios and Maternal/Infant Health,” Jesse McDevitt-Irwin &amp; James R. Irwin; Oct. 2020</text:p></text:note-body></text:note></text:span></text:p>
      <text:p text:style-name="P9"/>
      <text:p text:style-name="P9"/>
      <text:p text:style-name="P13">* The US sex-ratio data <text:span text:style-name="T6">for 1860 corroborate claims of important </text:span>health costs <text:span text:style-name="T6">to</text:span> early industrialization. The Northeast led the country in urban-industrial development <text:span text:style-name="T9">(e.g. Engerman 1967:87)</text:span>, <text:span text:style-name="T4">but it was the region with the lowest infant sex ratio. The Northeast’s overall SR2 of 102.6 was a full percentage point below the MidWest’s, and more than 2 points below the South’s (see Table USA-1860). <text:s/></text:span></text:p>
      <text:p text:style-name="P12"/>
      <text:p text:style-name="P12"/>
      <text:p text:style-name="P20">* Although below that of the MidWest or South, the Northeast’s infant sex ratio was not low enough to suggest widespread maternal and infant misery. Notably, the Northeast’s SR2 was almost 2 percentage points higher than contemporary England’s (102.6 vs 100.7). <text:s/>So although the US featured an infant sex-ratio gradient roughly opposite to the development gradient across the regions, we suspect that maternal and infant well-being were rarely as bad as was typical of mid and later 19th-century England. 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5">Table USA-1860: <text:s/>Infant and Child Sex Ratios,</text:p>
            <text:p text:style-name="P6"><text:s/>US Regions in 1860 (Free Populations) 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rows-spanned="2" table:number-columns-spanned="2" office:value-type="string">
            <text:p text:style-name="P4">90% C.I.</text:p>
            <text:p text:style-name="P4">for SR2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5">SR2</text:p>
          </table:table-cell>
          <table:table-cell table:style-name="Table1.A1" office:value-type="string">
            <text:p text:style-name="P25">SR5</text:p>
          </table:table-cell>
          <table:table-cell table:style-name="Table1.A1" office:value-type="string">
            <text:p text:style-name="P25"/>
          </table:table-cell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SR1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6"><text:s/>Northeas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5">102.6</text:p>
          </table:table-cell>
          <table:table-cell table:style-name="Table1.A1" office:value-type="string">
            <text:p text:style-name="P25">102.1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2.1</text:p>
          </table:table-cell>
          <table:table-cell table:style-name="Table1.A1" office:value-type="string">
            <text:p text:style-name="P28">103.0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2.3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/>rural</text:p>
          </table:table-cell>
          <table:table-cell table:style-name="Table1.A1" office:value-type="string">
            <text:p text:style-name="P25">103.3</text:p>
          </table:table-cell>
          <table:table-cell table:style-name="Table1.A1" office:value-type="string">
            <text:p text:style-name="P25">102.8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2.7</text:p>
          </table:table-cell>
          <table:table-cell table:style-name="Table1.A1" office:value-type="string">
            <text:p text:style-name="P28">103.9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2.8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/>urban</text:p>
          </table:table-cell>
          <table:table-cell table:style-name="Table1.A1" office:value-type="string">
            <text:p text:style-name="P25">101.7</text:p>
          </table:table-cell>
          <table:table-cell table:style-name="Table1.A1" office:value-type="string">
            <text:p text:style-name="P25">101.2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1.0</text:p>
          </table:table-cell>
          <table:table-cell table:style-name="Table1.A1" office:value-type="string">
            <text:p text:style-name="P28">102.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1.7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6"><text:s/>MidWes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5">103.6</text:p>
          </table:table-cell>
          <table:table-cell table:style-name="Table1.A1" office:value-type="string">
            <text:p text:style-name="P25">103.0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3.1</text:p>
          </table:table-cell>
          <table:table-cell table:style-name="Table1.A1" office:value-type="string">
            <text:p text:style-name="P28">104.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2.8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/>rural</text:p>
          </table:table-cell>
          <table:table-cell table:style-name="Table1.A1" office:value-type="string">
            <text:p text:style-name="P25">103.9</text:p>
          </table:table-cell>
          <table:table-cell table:style-name="Table1.A1" office:value-type="string">
            <text:p text:style-name="P25">103.3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3.4</text:p>
          </table:table-cell>
          <table:table-cell table:style-name="Table1.A1" office:value-type="string">
            <text:p text:style-name="P28">104.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3.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/>urban</text:p>
          </table:table-cell>
          <table:table-cell table:style-name="Table1.A1" office:value-type="string">
            <text:p text:style-name="P25">102.1</text:p>
          </table:table-cell>
          <table:table-cell table:style-name="Table1.A1" office:value-type="string">
            <text:p text:style-name="P25">101.0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0.9</text:p>
          </table:table-cell>
          <table:table-cell table:style-name="Table1.A1" office:value-type="string">
            <text:p text:style-name="P28">103.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1.7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6"><text:s/>South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5">104.9</text:p>
          </table:table-cell>
          <table:table-cell table:style-name="Table1.A1" office:value-type="string">
            <text:p text:style-name="P25">104.5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4.4</text:p>
          </table:table-cell>
          <table:table-cell table:style-name="Table1.A1" office:value-type="string">
            <text:p text:style-name="P28">105.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4.5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/>rural</text:p>
          </table:table-cell>
          <table:table-cell table:style-name="Table1.A1" office:value-type="string">
            <text:p text:style-name="P25">105.4</text:p>
          </table:table-cell>
          <table:table-cell table:style-name="Table1.A1" office:value-type="string">
            <text:p text:style-name="P25">104.9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104.8</text:p>
          </table:table-cell>
          <table:table-cell table:style-name="Table1.A1" office:value-type="string">
            <text:p text:style-name="P28">105.9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4.8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/>urban</text:p>
          </table:table-cell>
          <table:table-cell table:style-name="Table1.A1" office:value-type="string">
            <text:p text:style-name="P25">101.2</text:p>
          </table:table-cell>
          <table:table-cell table:style-name="Table1.A1" office:value-type="string">
            <text:p text:style-name="P25">100.7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99.8</text:p>
          </table:table-cell>
          <table:table-cell table:style-name="Table1.A1" office:value-type="string">
            <text:p text:style-name="P28">102.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>101.8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9" office:value-type="string">
            <text:p text:style-name="P7"><text:span text:style-name="T2">Source</text:span><text:span text:style-name="T11">: IPUMS 1860 </text:span><text:span text:style-name="T12">USA Full Count sample.</text:span><text:span text:style-name="T11"> <text:s/></text:span><text:span text:style-name="T3">Notes</text:span><text:span text:style-name="T13">: SR2 and SR5 are the under-2 and under-5 sex ratios. 90% CI is the implied 90% confidence interval for the under-age-two sex-ratio value, modelling the count of males as a binomial (with mean p and SR=(p/(1-p)). The SR1 is reported to illustrate the tendency for male-biased age-heaping toward age one -- for example, the SR1 for the rural South is 0.6 points below the SR2.</text:span><text:span text:style-name="T7"> 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4">* The sex-ratio evidence for these free populations points to maternal and infant well-being far superior to that of the contemprorary slave populations of the US. <text:s/><text:span text:style-name="T8">The under-5 sex ratio for US slaves in 1860 was just 97.3, a value suggestive of dreadful conditions of life for mothers, infants, and children.</text:span><text:span text:style-name="T8"><text:note text:id="ftn0" text:note-class="footnote"><text:note-citation>2</text:note-citation><text:note-body><text:p text:style-name="P18"><text:s/>Male-biased age-heaping to age one in the census counts of slaves depresses the SR1, so we pool counts of under-one with with the age group “one and under five” and use the under-5 sex ratio (SR5).</text:p></text:note-body></text:note></text:span><text:span text:style-name="T8"> </text:span></text:p>
      <text:p text:style-name="P16"/>
      <text:p text:style-name="P16"/>
      <text:p text:style-name="P21">* An “urban penalty” (Kearns 1988) is evident in all three regions of the antebellum US, and especially in the South. The SR2 for the rural South was a striking 4.2 percentage points above the urban South’s value. But it is worth noting that the southern urban population was not large, reflected in a fairly wide 90% confidence interval <text:soft-page-break/>for the SR2. More generally, the urban populations of all three regions had infant sex-ratio values suggestive of challenges to maternal and infant health, with SR2s of about 102 or less.</text:p>
      <text:p text:style-name="P15"/>
      <text:p text:style-name="P23"/>
      <text:p text:style-name="P23">* <text:span text:style-name="T5">Lower urbanization can account for about one-half of the MidWest’s SR2 advantage over the Northeast -- applying the Northeast’s urban/rural population mix, the MidWest’s overall SR2 value would have been <text:s/>103.1 (0.5 percentage points lower, and halfway to the Northeast’s SR2 of 102.6). </text:span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>References</text:span></text:p>
      <text:p text:style-name="P22"><text:s text:c="2"/></text:p>
      <text:p text:style-name="P15">Engerman, Stanley L. <text:s/>(1967), "The Effects of Slavery on the Southern Economy." Explorations in Entrepreneurial History, <text:s/>4:71-97.</text:p>
      <text:p text:style-name="P15"/>
      <text:p text:style-name="P17">Kearns, Gerry (1988), "The urban penalty and the population history of England." In Anders Brändström and Lars-Göran Tedebrand (ed.), <text:span text:style-name="T10">Society, Health and Population during the Demographic Transition, </text:span>pp. 213-236. Stockholm: Almqvist and Wiksell Internation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5T16:08:04.479251705</meta:creation-date>
    <dc:date>2020-10-25T20:14:47.411074427</dc:date>
    <meta:editing-duration>PT3M29S</meta:editing-duration>
    <meta:editing-cycles>3</meta:editing-cycles>
    <meta:generator>LibreOffice/6.3.5.2$Linux_X86_64 LibreOffice_project/dd0751754f11728f69b42ee2af66670068624673</meta:generator>
    <meta:document-statistic meta:table-count="1" meta:image-count="0" meta:object-count="0" meta:page-count="2" meta:paragraph-count="74" meta:word-count="591" meta:character-count="3627" meta:non-whitespace-character-count="3074"/>
  </office:meta>
</office:document-meta>
</file>